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d9820" officeooo:paragraph-rsid="001d9820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officeooo:rsid="0022ab8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_36370224" text:style-name="Index_20_Link" text:visited-style-name="Index_20_Link">React Fundamentals<text:tab/>2</text:a></text:p>
          <text:p text:style-name="P3"><text:a xlink:type="simple" xlink:href="#__RefHeading___Toc3_36370224" text:style-name="Index_20_Link" text:visited-style-name="Index_20_Link">Section 1: React Element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36370224"/><text:soft-page-break/>React Fundamentals<text:bookmark-end text:name="__RefHeading___Toc1_36370224"/></text:h>
      <text:h text:style-name="P1" text:outline-level="2"><text:bookmark-start text:name="__RefHeading___Toc3_36370224"/>Section 1: React Elements<text:bookmark-end text:name="__RefHeading___Toc3_36370224"/></text:h>
      <text:p text:style-name="P4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4">then cd to the tv-series-app and run the command </text:span><text:span text:style-name="T3">npm star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1T14:18:39.054000000</dc:date>
    <meta:editing-duration>PT22M49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" meta:word-count="46" meta:character-count="301" meta:non-whitespace-character-count="261"/>
  </office:meta>
</office:document-meta>
</file>